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PlanetDeploymentTool.setGenericJarSuffix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PlanetDeploymentTool.getIasDescriptor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PlanetDeploymentTool.processDescriptor( String descriptorName , SAXParser sax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PlanetDeploymentTool.parseEjbFiles( String descriptorFileName , SAXParser saxPars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IPlanetDeploymentTool.getVendorOutputJarFi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PlanetDeploymentTool.setSuffix( String jar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DeploymentTool.setIashome( File ias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DeploymentTool.checkConfiguration( String descriptorFileName , SAXParser saxPars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PlanetDeploymentTool.set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DeploymentTool.addVendorFiles( Hashtable ejbFiles , String dd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PlanetDeploymentTool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PlanetDeploymentTool.setKeepgenerated( boolean keepgener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